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4343in" svg:height="3.5457in" svg:x="5.0201in" svg:y="0.3063in">
            <draw:object draw:notify-on-update-of-ranges="Sheet1.A8:Sheet1.A11 Sheet1.B7:Sheet1.B7 Sheet1.B8:Sheet1.B11 Sheet1.C7:Sheet1.C7 Sheet1.C8:Sheet1.C11 Sheet1.D7:Sheet1.D7 Sheet1.D8:Sheet1.D11 Sheet1.E7:Sheet1.E7 Sheet1.E8:Sheet1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906in" svg:height="3.5457in" svg:x="0.1315in" svg:y="4.0299in">
            <draw:object draw:notify-on-update-of-ranges="Sheet1.A2:Sheet1.A5 Sheet1.B1:Sheet1.B1 Sheet1.B2:Sheet1.B5 Sheet1.C1:Sheet1.C1 Sheet1.C2:Sheet1.C5 Sheet1.D1:Sheet1.D1 Sheet1.D2:Sheet1.D5 Sheet1.E1:Sheet1.E1 Sheet1.E2:Sheet1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2mm</text:p>
          </table:table-cell>
          <table:table-cell office:value-type="string">
            <text:p>normal</text:p>
          </table:table-cell>
          <table:table-cell office:value-type="string">
            <text:p>multifor</text:p>
          </table:table-cell>
          <table:table-cell office:value-type="string">
            <text:p>openmp</text:p>
          </table:table-cell>
          <table:table-cell office:value-type="string">
            <text:p>pocc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0.000084">
            <text:p>0.000084</text:p>
          </table:table-cell>
          <table:table-cell office:value-type="float" office:value="0.000144">
            <text:p>0.000144</text:p>
          </table:table-cell>
          <table:table-cell office:value-type="float" office:value="0.000053">
            <text:p>0.000053</text:p>
          </table:table-cell>
          <table:table-cell office:value-type="float" office:value="0.001104">
            <text:p>0.001104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0.007453">
            <text:p>0.007453</text:p>
          </table:table-cell>
          <table:table-cell office:value-type="float" office:value="0.013405">
            <text:p>0.013405</text:p>
          </table:table-cell>
          <table:table-cell office:value-type="float" office:value="0.002935">
            <text:p>0.002935</text:p>
          </table:table-cell>
          <table:table-cell office:value-type="float" office:value="0.050456">
            <text:p>0.050456</text:p>
          </table:table-cell>
        </table:table-row>
        <table:table-row table:style-name="ro1">
          <table:table-cell office:value-type="string">
            <text:p>1024x1024</text:p>
          </table:table-cell>
          <table:table-cell office:value-type="float" office:value="18.75685">
            <text:p>18.75685</text:p>
          </table:table-cell>
          <table:table-cell office:value-type="float" office:value="25.98458">
            <text:p>25.98458</text:p>
          </table:table-cell>
          <table:table-cell office:value-type="float" office:value="5.854895">
            <text:p>5.854895</text:p>
          </table:table-cell>
          <table:table-cell office:value-type="float" office:value="28.815995">
            <text:p>28.815995</text:p>
          </table:table-cell>
        </table:table-row>
        <table:table-row table:style-name="ro1">
          <table:table-cell office:value-type="string">
            <text:p>2000x2000</text:p>
          </table:table-cell>
          <table:table-cell office:value-type="float" office:value="144.165">
            <text:p>144.165</text:p>
          </table:table-cell>
          <table:table-cell office:value-type="float" office:value="148.59">
            <text:p>148.59</text:p>
          </table:table-cell>
          <table:table-cell office:value-type="float" office:value="36.65">
            <text:p>36.65</text:p>
          </table:table-cell>
          <table:table-cell office:value-type="float" office:value="202.15">
            <text:p>202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3mm</text:p>
          </table:table-cell>
          <table:table-cell office:value-type="string">
            <text:p>normal</text:p>
          </table:table-cell>
          <table:table-cell office:value-type="string">
            <text:p>multifor</text:p>
          </table:table-cell>
          <table:table-cell office:value-type="string">
            <text:p>openmp</text:p>
          </table:table-cell>
          <table:table-cell office:value-type="string">
            <text:p>pocc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0.000119">
            <text:p>0.000119</text:p>
          </table:table-cell>
          <table:table-cell office:value-type="float" office:value="0.000209">
            <text:p>0.000209</text:p>
          </table:table-cell>
          <table:table-cell office:value-type="float" office:value="0.000075">
            <text:p>0.000075</text:p>
          </table:table-cell>
          <table:table-cell office:value-type="float" office:value="0.000761">
            <text:p>0.000761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0.010869">
            <text:p>0.010869</text:p>
          </table:table-cell>
          <table:table-cell office:value-type="float" office:value="0.017056">
            <text:p>0.017056</text:p>
          </table:table-cell>
          <table:table-cell office:value-type="float" office:value="0.002956">
            <text:p>0.002956</text:p>
          </table:table-cell>
          <table:table-cell office:value-type="float" office:value="0.039512">
            <text:p>0.039512</text:p>
          </table:table-cell>
        </table:table-row>
        <table:table-row table:style-name="ro1">
          <table:table-cell office:value-type="string">
            <text:p>1024x1024</text:p>
          </table:table-cell>
          <table:table-cell office:value-type="float" office:value="28.659">
            <text:p>28.659</text:p>
          </table:table-cell>
          <table:table-cell office:value-type="float" office:value="35.98995">
            <text:p>35.98995</text:p>
          </table:table-cell>
          <table:table-cell office:value-type="float" office:value="7.518">
            <text:p>7.518</text:p>
          </table:table-cell>
          <table:table-cell office:value-type="float" office:value="27.9151">
            <text:p>27.9151</text:p>
          </table:table-cell>
        </table:table-row>
        <table:table-row table:style-name="ro1">
          <table:table-cell office:value-type="string">
            <text:p>2000x2000</text:p>
          </table:table-cell>
          <table:table-cell office:value-type="float" office:value="217.41">
            <text:p>217.41</text:p>
          </table:table-cell>
          <table:table-cell office:value-type="float" office:value="220.846">
            <text:p>220.846</text:p>
          </table:table-cell>
          <table:table-cell office:value-type="float" office:value="55.012">
            <text:p>55.012</text:p>
          </table:table-cell>
          <table:table-cell office:value-type="float" office:value="169.985">
            <text:p>169.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09:03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9:47:26</meta:creation-date>
    <dc:date>2013-07-24T09:03:26</dc:date>
    <meta:editing-duration>PT16M6S</meta:editing-duration>
    <meta:editing-cycles>11</meta:editing-cycles>
    <meta:generator>LibreOffice/3.6$Linux_X86_64 LibreOffice_project/360m1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04cm" svg:height="9.007cm" xlink:href=".." xlink:type="simple" chart:class="chart:line" chart:style-name="ch1">
        <chart:legend chart:legend-position="end" svg:x="11.243cm" svg:y="3.457cm" style:legend-expansion="high" chart:style-name="ch2"/>
        <chart:plot-area chart:style-name="ch3" table:cell-range-address="Sheet1.A8:Sheet1.E11 Sheet1.B7:Sheet1.E7" chart:data-source-has-labels="both" svg:x="0.726cm" svg:y="0.855cm" svg:width="9.965cm" svg:height="7.552cm">
          <chartooo:coordinate-region svg:x="1.533cm" svg:y="1.054cm" svg:width="8.323cm" svg:height="6.706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1" chart:label-cell-address="Sheet1.B7:Sheet1.B7" chart:class="chart:line">
            <chart:data-point chart:repeated="4"/>
          </chart:series>
          <chart:series chart:style-name="ch7" chart:values-cell-range-address="Sheet1.C8:Sheet1.C11" chart:label-cell-address="Sheet1.C7:Sheet1.C7" chart:class="chart:line">
            <chart:data-point chart:repeated="4"/>
          </chart:series>
          <chart:series chart:style-name="ch8" chart:values-cell-range-address="Sheet1.D8:Sheet1.D11" chart:label-cell-address="Sheet1.D7:Sheet1.D7" chart:class="chart:line">
            <chart:data-point chart:repeated="4"/>
          </chart:series>
          <chart:series chart:style-name="ch9" chart:values-cell-range-address="Sheet1.E8:Sheet1.E11" chart:label-cell-address="Sheet1.E7:Sheet1.E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7:Sheet1.B7</svg:desc>
                </draw:g>
              </table:table-cell>
              <table:table-cell office:value-type="string">
                <text:p>multifor</text:p>
                <draw:g>
                  <svg:desc>Sheet1.C7:Sheet1.C7</svg:desc>
                </draw:g>
              </table:table-cell>
              <table:table-cell office:value-type="string">
                <text:p>openmp</text:p>
                <draw:g>
                  <svg:desc>Sheet1.D7:Sheet1.D7</svg:desc>
                </draw:g>
              </table:table-cell>
              <table:table-cell office:value-type="string">
                <text:p>pocc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Sheet1.A8:Sheet1.A11</svg:desc>
                </draw:g>
              </table:table-cell>
              <table:table-cell office:value-type="float" office:value="0.000119">
                <text:p>0.000119</text:p>
                <draw:g>
                  <svg:desc>Sheet1.B8:Sheet1.B11</svg:desc>
                </draw:g>
              </table:table-cell>
              <table:table-cell office:value-type="float" office:value="0.000209">
                <text:p>0.000209</text:p>
                <draw:g>
                  <svg:desc>Sheet1.C8:Sheet1.C11</svg:desc>
                </draw:g>
              </table:table-cell>
              <table:table-cell office:value-type="float" office:value="0.000075">
                <text:p>0.000075</text:p>
                <draw:g>
                  <svg:desc>Sheet1.D8:Sheet1.D11</svg:desc>
                </draw:g>
              </table:table-cell>
              <table:table-cell office:value-type="float" office:value="0.000761">
                <text:p>0.000761</text:p>
                <draw:g>
                  <svg:desc>Sheet1.E8:Sheet1.E11</svg:desc>
                </draw:g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10869">
                <text:p>0.010869</text:p>
              </table:table-cell>
              <table:table-cell office:value-type="float" office:value="0.017056">
                <text:p>0.017056</text:p>
              </table:table-cell>
              <table:table-cell office:value-type="float" office:value="0.002956">
                <text:p>0.002956</text:p>
              </table:table-cell>
              <table:table-cell office:value-type="float" office:value="0.039512">
                <text:p>0.03951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8.659">
                <text:p>28.659</text:p>
              </table:table-cell>
              <table:table-cell office:value-type="float" office:value="35.98995">
                <text:p>35.98995</text:p>
              </table:table-cell>
              <table:table-cell office:value-type="float" office:value="7.518">
                <text:p>7.518</text:p>
              </table:table-cell>
              <table:table-cell office:value-type="float" office:value="27.9151">
                <text:p>27.915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217.41">
                <text:p>217.41</text:p>
              </table:table-cell>
              <table:table-cell office:value-type="float" office:value="220.846">
                <text:p>220.846</text:p>
              </table:table-cell>
              <table:table-cell office:value-type="float" office:value="55.012">
                <text:p>55.012</text:p>
              </table:table-cell>
              <table:table-cell office:value-type="float" office:value="169.985">
                <text:p>169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71cm" svg:height="9.007cm" xlink:href=".." xlink:type="simple" chart:class="chart:line" chart:style-name="ch1">
        <chart:legend chart:legend-position="end" svg:x="12.91cm" svg:y="3.457cm" style:legend-expansion="high" chart:style-name="ch2"/>
        <chart:plot-area chart:style-name="ch3" table:cell-range-address="Sheet1.A2:Sheet1.E5 Sheet1.B1:Sheet1.E1" chart:data-source-has-labels="both" svg:x="0.759cm" svg:y="0.855cm" svg:width="11.533cm" svg:height="7.552cm">
          <chartooo:coordinate-region svg:x="1.566cm" svg:y="1.054cm" svg:width="9.891cm" svg:height="6.70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series chart:style-name="ch8" chart:values-cell-range-address="Sheet1.D2:Sheet1.D5" chart:label-cell-address="Sheet1.D1:Sheet1.D1" chart:class="chart:line">
            <chart:data-point chart:repeated="4"/>
          </chart:series>
          <chart:series chart:style-name="ch9" chart:values-cell-range-address="Sheet1.E2:Sheet1.E5" chart:label-cell-address="Sheet1.E1:Sheet1.E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multifor</text:p>
                <draw:g>
                  <svg:desc>Sheet1.C1:Sheet1.C1</svg:desc>
                </draw:g>
              </table:table-cell>
              <table:table-cell office:value-type="string">
                <text:p>openmp</text:p>
                <draw:g>
                  <svg:desc>Sheet1.D1:Sheet1.D1</svg:desc>
                </draw:g>
              </table:table-cell>
              <table:table-cell office:value-type="string">
                <text:p>poc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Sheet1.A2:Sheet1.A5</svg:desc>
                </draw:g>
              </table:table-cell>
              <table:table-cell office:value-type="float" office:value="0.000084">
                <text:p>0.000084</text:p>
                <draw:g>
                  <svg:desc>Sheet1.B2:Sheet1.B5</svg:desc>
                </draw:g>
              </table:table-cell>
              <table:table-cell office:value-type="float" office:value="0.000144">
                <text:p>0.000144</text:p>
                <draw:g>
                  <svg:desc>Sheet1.C2:Sheet1.C5</svg:desc>
                </draw:g>
              </table:table-cell>
              <table:table-cell office:value-type="float" office:value="0.000053">
                <text:p>0.000053</text:p>
                <draw:g>
                  <svg:desc>Sheet1.D2:Sheet1.D5</svg:desc>
                </draw:g>
              </table:table-cell>
              <table:table-cell office:value-type="float" office:value="0.001104">
                <text:p>0.001104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7453">
                <text:p>0.007453</text:p>
              </table:table-cell>
              <table:table-cell office:value-type="float" office:value="0.013405">
                <text:p>0.013405</text:p>
              </table:table-cell>
              <table:table-cell office:value-type="float" office:value="0.002935">
                <text:p>0.002935</text:p>
              </table:table-cell>
              <table:table-cell office:value-type="float" office:value="0.050456">
                <text:p>0.05045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8.75685">
                <text:p>18.75685</text:p>
              </table:table-cell>
              <table:table-cell office:value-type="float" office:value="25.98458">
                <text:p>25.98458</text:p>
              </table:table-cell>
              <table:table-cell office:value-type="float" office:value="5.854895">
                <text:p>5.854895</text:p>
              </table:table-cell>
              <table:table-cell office:value-type="float" office:value="28.815995">
                <text:p>28.815995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44.165">
                <text:p>144.165</text:p>
              </table:table-cell>
              <table:table-cell office:value-type="float" office:value="148.59">
                <text:p>148.59</text:p>
              </table:table-cell>
              <table:table-cell office:value-type="float" office:value="36.65">
                <text:p>36.65</text:p>
              </table:table-cell>
              <table:table-cell office:value-type="float" office:value="202.15">
                <text:p>202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